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Harlem" svg:font-family="Harlem" style:font-pitch="variable"/>
    <style:font-face style:name="Harlem Normal" svg:font-family="'Harlem Normal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75in"/>
        </style:tab-stops>
      </style:paragraph-properties>
      <style:text-properties fo:color="#000000" style:font-name="Harlem" fo:font-size="96pt" officeooo:rsid="0006c821" officeooo:paragraph-rsid="0006c821" fo:background-color="transparent" style:font-size-asian="96pt" style:font-size-complex="96pt"/>
    </style:style>
    <style:style style:name="P2" style:family="paragraph" style:parent-style-name="Standard">
      <style:paragraph-properties>
        <style:tab-stops>
          <style:tab-stop style:position="2.75in"/>
        </style:tab-stops>
      </style:paragraph-properties>
      <style:text-properties fo:color="#000000" style:font-name="Harlem" fo:font-size="16pt" officeooo:rsid="000733b1" officeooo:paragraph-rsid="000733b1" fo:background-color="transparent" style:font-size-asian="14pt" style:font-size-complex="16pt"/>
    </style:style>
    <style:style style:name="P3" style:family="paragraph" style:parent-style-name="Standard">
      <style:paragraph-properties>
        <style:tab-stops>
          <style:tab-stop style:position="2.75in"/>
        </style:tab-stops>
      </style:paragraph-properties>
      <style:text-properties fo:color="#000000" style:font-name="Harlem" fo:font-size="40pt" officeooo:rsid="0006c821" officeooo:paragraph-rsid="0006c821" fo:background-color="transparent" style:font-size-asian="35pt" style:font-size-complex="4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ize="20pt" officeooo:rsid="000733b1" style:font-size-asian="17.5pt" style:font-size-complex="20pt"/>
    </style:style>
    <style:style style:name="T3" style:family="text">
      <style:text-properties fo:color="#ff0000"/>
    </style:style>
    <style:style style:name="T4" style:family="text">
      <style:text-properties fo:color="#cc0000"/>
    </style:style>
    <style:style style:name="T5" style:family="text">
      <style:text-properties fo:color="#800000"/>
    </style:style>
    <style:style style:name="T6" style:family="text">
      <style:text-properties fo:color="#dddddd" style:text-position="super 58%"/>
    </style:style>
    <style:style style:name="T7" style:family="text">
      <style:text-properties fo:color="#999999" style:text-position="super 58%"/>
    </style:style>
    <style:style style:name="T8" style:family="text">
      <style:text-properties fo:color="#808080" style:text-position="super 58%"/>
    </style:style>
    <style:style style:name="T9" style:family="text">
      <style:text-properties style:font-name="Calibri" fo:font-size="13pt" fo:font-style="italic" style:font-size-asian="13pt" style:font-style-asian="italic" style:font-size-complex="13pt" style:font-style-complex="italic"/>
    </style:style>
    <style:style style:name="T10" style:family="text">
      <style:text-properties fo:font-size="10pt" style:font-size-asian="10pt" style:font-size-complex="10pt"/>
    </style:style>
    <style:style style:name="gr1" style:family="graphic">
      <style:graphic-properties draw:stroke="none" svg:stroke-color="#000000" draw:fill="none" draw:fill-color="#ffffff" fo:min-height="0.468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name="Shape1" draw:style-name="gr1" draw:text-style-name="P5" svg:width="1.776in" svg:height="0.6024in" draw:transform="rotate (0.00436332312998583) translate (-0.145833333333333in 1.25833333333333in)"><draw:text-box><text:p text:style-name="P4"><text:span text:style-name="T9">arlem</text:span></text:p><text:p text:style-name="P4"><text:span text:style-name="T9">Help &amp; Happenings</text:span></text:p><text:p><text:span text:style-name="T10"/></text:p></draw:text-box></draw:frame><text:span text:style-name="T3">H</text:span><text:span text:style-name="T8">3</text:span></text:p>
      <text:p text:style-name="P1"><text:span text:style-name="T2"/></text:p>
      <text:p text:style-name="P3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Harlem" svg:font-family="Harlem" style:font-pitch="variable"/>
    <style:font-face style:name="Harlem Normal" svg:font-family="'Harlem Normal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9T15:41:54.676000000</meta:creation-date>
    <dc:date>2016-11-19T16:23:28.735000000</dc:date>
    <meta:editing-duration>PT7M42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  <meta:generator>LibreOffice/5.2.3.3$Windows_x86 LibreOffice_project/d54a8868f08a7b39642414cf2c8ef2f228f780cf</meta:generator>
  </office:meta>
</office:document-meta>
</file>